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Dolgozat_5f_Felsorolás">
      <style:text-properties fo:language="hu" fo:country="HU" officeooo:rsid="00073e5f" officeooo:paragraph-rsid="00127def"/>
    </style:style>
    <style:style style:name="P2" style:family="paragraph" style:parent-style-name="Dolgozat_5f_Felsorolás">
      <style:text-properties officeooo:paragraph-rsid="00127def"/>
    </style:style>
    <style:style style:name="P3" style:family="paragraph" style:parent-style-name="Dolgozat_5f_Felsorolás">
      <style:paragraph-properties fo:background-color="#e6e6e6">
        <style:background-image/>
      </style:paragraph-properties>
      <style:text-properties fo:language="hu" fo:country="HU" officeooo:rsid="00073e5f" officeooo:paragraph-rsid="00127def"/>
    </style:style>
    <style:style style:name="P4" style:family="paragraph" style:parent-style-name="Dolgozat_5f_Felsorolás">
      <style:paragraph-properties fo:background-color="#e6e6e6">
        <style:background-image/>
      </style:paragraph-properties>
      <style:text-properties fo:language="hu" fo:country="HU" officeooo:rsid="010639e0" officeooo:paragraph-rsid="00127def"/>
    </style:style>
    <style:style style:name="P5" style:family="paragraph" style:parent-style-name="Standard">
      <style:text-properties fo:language="hu" fo:country="HU" officeooo:rsid="00127def" officeooo:paragraph-rsid="00127def"/>
    </style:style>
    <style:style style:name="P6" style:family="paragraph" style:parent-style-name="Standard">
      <style:paragraph-properties fo:line-height="150%" fo:text-align="justify" style:justify-single-word="false"/>
      <style:text-properties fo:language="hu" fo:country="HU" officeooo:rsid="00127def" officeooo:paragraph-rsid="00127def"/>
    </style:style>
    <style:style style:name="P7" style:family="paragraph" style:parent-style-name="Standard">
      <style:paragraph-properties fo:line-height="150%"/>
      <style:text-properties fo:language="hu" fo:country="HU" fo:font-weight="bold" officeooo:rsid="00127def" officeooo:paragraph-rsid="00127def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language="hu" fo:country="HU" officeooo:rsid="00127def" officeooo:paragraph-rsid="00127def" style:font-size-asian="14pt" style:font-size-complex="14pt"/>
    </style:style>
    <style:style style:name="P9" style:family="paragraph" style:parent-style-name="Standard" style:master-page-name="">
      <style:paragraph-properties fo:line-height="150%" style:page-number="auto"/>
      <style:text-properties fo:language="hu" fo:country="HU" officeooo:rsid="00127def" officeooo:paragraph-rsid="00127def"/>
    </style:style>
    <style:style style:name="T1" style:family="text">
      <style:text-properties officeooo:rsid="00127def"/>
    </style:style>
    <style:style style:name="T2" style:family="text">
      <style:text-properties officeooo:rsid="010639e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2dc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zakdolgozat témajavaslat</text:p>
      <text:p text:style-name="P5"/>
      <text:p text:style-name="P9"><text:span text:style-name="T3">Cím</text:span>: Állandósult állapotú két dimenziós hőtranszport modellezése</text:p>
      <text:p text:style-name="P6"><text:span text:style-name="T3">Téma</text:span>: Egy olyan szoftver elkészítése, mely segítségével könnyen tudunk modellezni lokális, kis kiterjedésű, bonyolultabb épületszerkezeti csomópontokat, két dimenziós hőtranszport szempontjából.</text:p>
      <text:p text:style-name="P7">Célkitűzések:</text:p>
      <text:list xml:id="list7209594041631979338" text:style-name="List_20_1">
        <text:list-item>
          <text:p text:style-name="P2">Stacioner, 2 dimenziós hővezetés numerikus modellezése épületszerkezetekben lesz a vizsgálatom tárgya. </text:p>
        </text:list-item>
        <text:list-item>
          <text:p text:style-name="P1">A<text:span text:style-name="T2">z elkészítendő szoftver </text:span>legyen alkalmas merőleges síkokkal határolt tetszőleges épületszerkezeti metszet grafikus megszerkesztésére – lehetővé téve lokális, bonyolult metszetek hőeloszlásának, megismerését, elemzését. </text:p>
        </text:list-item>
        <text:list-item>
          <text:p text:style-name="P1">Az épületszerkezeti metszet belső pontjaira a környező hőmérséklet függvényében számítsa ki a hőmérsékleteket, és legyen alkalmas ezen hőmérsékletek numerikus illetve grafikai (színezett) megjelenítésére – (ez egy szokványos funkció) </text:p>
        </text:list-item>
        <text:list-item>
          <text:p text:style-name="P3">Az épületszerkezeti metszet belső pontjaira a környező hőmérséklet függvényében számítsa ki a hőáramok nagyságát, irányát, és legyen alkalmas ezen vektorok numerikus és grafikai megjelenítésére </text:p>
        </text:list-item>
        <text:list-item>
          <text:p text:style-name="P1">Az épületszerkezeti metszet belső pontjaira a környező hőmérséklet függvényében számítsa ki a hőáram-vektorok trajektóriáit és grafikusan ábrázolja őket – lehetővé téve az izotermák érintőinek megismerését </text:p>
        </text:list-item>
        <text:list-item>
          <text:p text:style-name="P3">Legyen lehetőség a külső/belső levegővel érintkező felületek hőátadási tényezőjének nem-konstans jellegű megadására – modellezve azt, hogy például a sarkoknál a hőátvitel jelentősen gyengébb mint az egyenes és párhuzamosan elhelyezkedő falszakaszoknál </text:p>
        </text:list-item>
        <text:list-item>
          <text:p text:style-name="P1">A dolgozat, részletességét tekintve legyen alkalmas az itt használt elmélet megértésére, mely segítségével, és átlagos informatikai <text:span text:style-name="T1">és energetikai </text:span>ismeretekkel az érdeklődő legyen képes hasonló problémák megoldására (az oktatási célnak megfelelően). </text:p>
        </text:list-item>
        <text:list-item>
          <text:p text:style-name="P4">Az elkészült szoftver bemutatása néhány, a gyakorlatban előforduló és jellemző példán keresztül.<text:span text:style-name="T1">(belső sarok problémája, falfűtés optimalizálása, falazóelem tervezés)</text:span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Dolgozat_5f_Felsorolás" style:display-name="Dolgozat_Felsorolás" style:family="paragraph" style:list-style-name="List_20_1" style:class="text" style:master-page-name="">
      <style:paragraph-properties fo:margin-left="0.762cm" fo:margin-right="0cm" fo:margin-top="0cm" fo:margin-bottom="0cm" style:contextual-spacing="false" fo:line-height="150%" fo:text-align="justify" style:justify-single-word="false" fo:text-indent="-0.381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6cm" fo:margin-left="0.66cm"/>
        </style:list-level-properties>
        <style:text-properties style:font-name="Star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-0.661cm" fo:margin-left="1.321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space" fo:text-indent="-0.661cm" fo:margin-left="1.956cm"/>
        </style:list-level-properties>
        <style:text-properties style:font-name="Star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1T01:46:13.976273817</meta:creation-date>
    <dc:date>2014-03-21T02:03:44.850964813</dc:date>
    <meta:editing-duration>PT2M13S</meta:editing-duration>
    <meta:editing-cycles>2</meta:editing-cycles>
    <meta:generator>LibreOffice/4.1.3.2$Linux_x86 LibreOffice_project/410m0$Build-2</meta:generator>
    <meta:document-statistic meta:table-count="0" meta:image-count="0" meta:object-count="0" meta:page-count="1" meta:paragraph-count="12" meta:word-count="222" meta:character-count="1928" meta:non-whitespace-character-count="1715"/>
  </office:meta>
</office:document-meta>
</file>